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54.05mm"/>
    </style:style>
    <style:style style:name="co17" style:family="table-column">
      <style:table-column-properties fo:break-before="auto" style:column-width="53.8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.43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tb_vaca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omb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m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p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partos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fecha_nac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reci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vendedor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fecha_compra_vaca</text:p>
          </table:table-cell>
          <table:table-cell/>
          <table:table-cell table:style-name="ce1"/>
          <table:table-cell table:style-name="ce3" office:value-type="string" calcext:value-type="string">
            <text:p>tb_estado_vaca</text:p>
          </table:table-cell>
          <table:table-cell/>
          <table:table-cell table:style-name="ce1"/>
          <table:table-cell table:number-columns-repeated="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origen_va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inseminad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estad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sex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ciclos_lactanci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/>
          <table:table-cell/>
          <table:table-cell table:style-name="ce1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number-columns-repeated="5"/>
          <table:table-cell table:style-name="ce1"/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tb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numero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fecha_parto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exocria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 calcext:value-type="string">
            <text:p>color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observaciones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ultimo_partos</text:p>
          </table:table-cell>
          <table:table-cell/>
          <table:table-cell table:style-name="ce9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8"/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 calcext:value-type="string">
            <text:p>tb_inseminacion</text:p>
          </table:table-cell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fecha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ombre_toro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0"/>
          <table:table-cell table:style-name="ce8" table:number-columns-repeated="2"/>
          <table:table-cell table:number-columns-repeated="5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nombre_inseminador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cantidad_pajillas_puestas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numero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4">
          <table:table-cell/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ario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repitio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repeticiones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ultima_inseminacion</text:p>
          </table:table-cell>
          <table:table-cell table:number-columns-repeated="9"/>
        </table:table-row>
        <table:table-row table:style-name="ro2" table:number-rows-repeated="3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 table:number-rows-repeated="2">
          <table:table-cell table:number-columns-repeated="6"/>
        </table:table-row>
        <table:table-row table:style-name="ro6">
          <table:table-cell/>
          <table:table-cell table:style-name="ce24" office:value-type="string" calcext:value-type="string" table:number-columns-spanned="4" table:number-rows-spanned="1">
            <text:p>CRUD Parto</text:p>
          </table:table-cell>
          <table:covered-table-cell table:number-columns-repeated="3"/>
          <table:table-cell/>
        </table:table-row>
        <table:table-row table:style-name="ro2">
          <table:table-cell table:number-columns-repeated="2"/>
          <table:table-cell table:style-name="ce1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Create Parto</text:p>
          </table:table-cell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tabla</text:p>
          </table:table-cell>
          <table:table-cell table:style-name="ce11" office:value-type="string" calcext:value-type="string">
            <text:p>sql</text:p>
          </table:table-cell>
          <table:table-cell table:style-name="ce11" office:value-type="string" calcext:value-type="string">
            <text:p>campo</text:p>
          </table:table-cell>
          <table:table-cell table:style-name="ce11" office:value-type="string" calcext:value-type="string">
            <text:p>valor</text:p>
          </table:table-cell>
          <table:table-cell table:style-name="ce11" office:value-type="string" calcext:value-type="string">
            <text:p>Scripts</text:p>
          </table:table-cell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5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[$Tablas.C23] ;;&quot;,&quot;;[Tablas.C24]; ;&quot;, &quot;; [Tablas.C25] )" office:value-type="string" office:string-value="numero_vaca, fecha_parto, sexocria, color,observaciones, ultimo_partos" calcext:value-type="string">
            <text:p>numero_vaca, fecha_parto, sexocria, color,observaciones, ultimo_partos</text:p>
          </table:table-cell>
          <table:table-cell/>
          <table:table-cell table:style-name="ce27" office:value-type="string" calcext:value-type="string">
            <text:p>Script trae el último número_vaca, fecha_parto -→DatePiker</text:p>
          </table:table-cell>
        </table:table-row>
        <table:table-row table:style-name="ro2">
          <table:table-cell/>
          <table:table-cell table:formula="of:=[Tablas.C29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6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ce12" office:value-type="string" calcext:value-type="string">
            <text:p>Upd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08:35:26.9474963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8-08-07T08:22:49.023242401</dc:date>
    <meta:editing-duration>P7DT22H29M54S</meta:editing-duration>
    <meta:editing-cycles>11</meta:editing-cycles>
    <meta:generator>LibreOffice/6.0.5.2$Linux_X86_64 LibreOffice_project/00m0$Build-2</meta:generator>
    <meta:document-statistic meta:table-count="2" meta:cell-count="99" meta:object-count="0"/>
  </office:meta>
</office:document-meta>
</file>